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1" svg:font-family="'DejaVu Sans'"/>
    <style:font-face style:name="Courier New" svg:font-family="'Courier New'" style:font-family-generic="modern"/>
    <style:font-face style:name="MingLiU" svg:font-family="MingLiU" style:font-family-generic="modern"/>
    <style:font-face style:name="Andale Sans UI1" svg:font-family="'Andale Sans UI', 'Arial Unicode MS'" style:font-pitch="variable"/>
    <style:font-face style:name="Mincho" svg:font-family="Mincho, msmincho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/>
    </style:style>
    <style:style style:name="P2" style:family="paragraph" style:parent-style-name="Standard">
      <style:text-properties style:use-window-font-color="true" style:font-name="Arial" fo:font-size="12pt" fo:language="en" fo:country="US" style:font-name-asian="PMingLiU" style:font-size-asian="12pt" style:language-asian="zxx" style:country-asian="none" style:font-name-complex="Times New Roman" style:font-size-complex="10pt" style:language-complex="zxx" style:country-complex="none"/>
    </style:style>
    <style:style style:name="P3" style:family="paragraph" style:parent-style-name="Standard">
      <style:text-properties style:use-window-font-color="true" style:font-name="Arial" fo:font-size="12pt" fo:language="en" fo:country="US" style:font-name-asian="PMingLiU" style:font-size-asian="12pt" style:language-asian="zh" style:country-asian="TW" style:font-name-complex="Times New Roman" style:font-size-complex="10pt" style:language-complex="zxx" style:country-complex="none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language="de" fo:country="DE"/>
    </style:style>
    <style:style style:name="P6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Arial" fo:hyphenate="false" fo:hyphenation-remain-char-count="2" fo:hyphenation-push-char-count="2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language="de" fo:country="DE"/>
    </style:style>
    <style:style style:name="P9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Arial" fo:hyphenate="false" fo:hyphenation-remain-char-count="2" fo:hyphenation-push-char-count="2"/>
    </style:style>
    <style:style style:name="P10" style:family="paragraph" style:parent-style-name="Heading_20_1" style:master-page-name="Standard">
      <style:paragraph-properties fo:margin-top="0.1665in" fo:margin-bottom="0.0417in" style:page-number="auto"/>
      <style:text-properties style:use-window-font-color="true" style:font-name="Arial" fo:font-size="16pt" fo:language="en" fo:country="US" fo:font-weight="bold" style:letter-kerning="true" style:font-name-asian="PMingLiU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11" style:family="paragraph" style:parent-style-name="Heading_20_2">
      <style:text-properties fo:text-transform="uppercase" style:use-window-font-color="true" style:font-name="Arial" fo:font-size="12pt" fo:language="en" fo:country="US" style:text-underline-style="solid" style:text-underline-width="auto" style:text-underline-color="font-color" fo:font-weight="bold" style:font-name-asian="PMingLiU" style:font-size-asian="12pt" style:language-asian="zxx" style:country-asian="none" style:font-weight-asian="bold" style:font-name-complex="Arial" style:font-size-complex="12pt" style:language-complex="zxx" style:country-complex="none" style:font-style-complex="italic" style:font-weight-complex="bold"/>
    </style:style>
    <style:style style:name="P12" style:family="paragraph" style:parent-style-name="Heading_20_2">
      <style:paragraph-properties fo:margin-top="0.1665in" fo:margin-bottom="0.0417in" fo:text-align="start" style:justify-single-word="false" fo:orphans="0" fo:widows="0" fo:hyphenation-ladder-count="no-limit" fo:keep-with-next="always" style:writing-mode="lr-tb"/>
      <style:text-properties fo:text-transform="uppercase" style:use-window-font-color="true" style:font-name="Arial" fo:font-size="12pt" fo:language="en" fo:country="US" style:text-underline-style="solid" style:text-underline-width="auto" style:text-underline-color="font-color" fo:font-weight="bold" style:font-name-asian="PMingLiU" style:font-size-asian="12pt" style:language-asian="zxx" style:country-asian="none" style:font-weight-asian="bold" style:font-name-complex="Arial" style:font-size-complex="12pt" style:language-complex="zxx" style:country-complex="none" style:font-style-complex="italic" style:font-weight-complex="bold" fo:hyphenate="false" fo:hyphenation-remain-char-count="2" fo:hyphenation-push-char-count="2"/>
    </style:style>
    <style:style style:name="T1" style:family="text">
      <style:text-properties fo:language="de" fo:country="DE"/>
    </style:style>
    <style:style style:name="T2" style:family="text">
      <style:text-properties style:use-window-font-color="true" fo:font-size="8pt" fo:language="en" fo:country="US" fo:font-style="italic" style:font-name-asian="MingLiU" style:font-size-asian="8pt" style:language-asian="zh" style:country-asian="TW" style:font-style-asian="italic" style:font-name-complex="Times New Roman" style:font-size-complex="8pt" style:language-complex="ar" style:country-complex="SA" style:font-style-complex="italic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Austria, Data Sources <text:s text:c="36"/><text:span text:style-name="T3">Last modified: <text:s/>8-March-2010</text:span></text:h>
      <text:p text:style-name="P2"/>
      <text:h text:style-name="P11" text:outline-level="2">POPULATION ESTIMATES</text:h>
      <text:p text:style-name="P3"/>
      <text:p text:style-name="P6">2011: <text:s/>Statistik Austria. Annual population estimates by age and sex. <text:s/>http://www.statistik.at/ <text:s/><text:span text:style-name="T2">(RefCode 15)</text:span></text:p>
      <text:p text:style-name="P6"/>
      <text:p text:style-name="P6">1952 - 2010: <text:s/>Statistik Austria. Annual population estimates by age and sex. <text:s/><text:span text:style-name="T2">(RefCode 4, 12, &amp; 14)</text:span></text:p>
      <text:p text:style-name="P5"/>
      <text:p text:style-name="P4"><text:span text:style-name="T1">1947 - 1951: <text:s/>Österreichisches Statistisches Zentralamt. </text:span>Population on 1 July 1999 by age. <text:s text:c="2"/><text:span text:style-name="T2">(RefCode3)</text:span></text:p>
      <text:p text:style-name="P4"/>
      <text:h text:style-name="P12" text:outline-level="2">Births</text:h>
      <text:p text:style-name="P1"/>
      <text:p text:style-name="P4"><text:span text:style-name="T2"/></text:p>
      <text:p text:style-name="P6">2009 - 2010: <text:s/>Statistik Austria. Annual births by sex. <text:s/>http://www.statistik.at/<text:span text:style-name="T2"> <text:s/></text:span><text:s/><text:span text:style-name="T2">(RefCode 18)</text:span></text:p>
      <text:p text:style-name="P6"/>
      <text:p text:style-name="P6">1998 - 2008: <text:s/>Statistik Austria. Annual births by sex. <text:s text:c="2"/><text:span text:style-name="T2">(RefCode 7, 8, &amp; 13)</text:span></text:p>
      <text:p text:style-name="P5"/>
      <text:p text:style-name="P4"><text:span text:style-name="T1">1871-1997: <text:s/>Österreichisches Statistisches Zentralamt. <text:s/></text:span>Annual births by sex. <text:s/><text:span text:style-name="T2">(RefCode 5)</text:span></text:p>
      <text:p text:style-name="P5"/>
      <text:h text:style-name="P12" text:outline-level="2">Deaths</text:h>
      <text:p text:style-name="P1"/>
      <text:p text:style-name="P4">1971 – 2010: <text:s/>Statistik Austria. <text:s/>Annual death counts by single year of age, year of birth, and sex. <text:s/><text:span text:style-name="T2">(RefCode 2, 5, 6, 9, 10, 11, 16, &amp; 17)</text:span></text:p>
      <text:p text:style-name="P5"/>
      <text:p text:style-name="P4"><text:span text:style-name="T1">1947 - 1997: <text:s/>Österreichisches Statistisches Zentralamt. <text:s/></text:span>Annual death counts by single year of age and sex. <text:s/><text:span text:style-name="T2">(RefCode 1)</text:span></text:p>
      <text:p text:style-name="P4"><text:span text:style-name="T2"/></text:p>
      <text:p text:style-name="P4"><text:span text:style-name="T2"/></text:p>
      <text:p text:style-name="P4"/>
      <text:p text:style-name="P4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/>
    <style:font-face style:name="Courier New" svg:font-family="'Courier New'" style:font-family-generic="modern"/>
    <style:font-face style:name="MingLiU" svg:font-family="MingLiU" style:font-family-generic="modern"/>
    <style:font-face style:name="Andale Sans UI1" svg:font-family="'Andale Sans UI', 'Arial Unicode MS'" style:font-pitch="variable"/>
    <style:font-face style:name="Mincho" svg:font-family="Mincho, msmincho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ndale Sans UI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2pt" fo:language="en" fo:country="US" style:font-name-asian="PMingLiU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incho" style:font-size-asian="14pt" style:font-name-complex="Andale Sans U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fo:text-transform="uppercase" style:text-underline-style="solid" style:text-underline-width="auto" style:text-underline-color="font-color" fo:font-weight="bold" style:font-weight-asian="bold" style:font-name-complex="Arial" style:font-size-complex="12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horndale" fo:font-size="10pt" style:font-size-asian="10pt"/>
    </style:style>
    <style:style style:name="Style_20_Heading_20_1_20__2b_" style:display-name="Style Heading 1 +" style:family="paragraph" style:parent-style-name="Heading_20_1" style:default-outline-level="" style:list-style-name="">
      <style:text-properties style:letter-kerning="true"/>
    </style:style>
    <style:style style:name="HTML_20_Preformatted" style:display-name="HTML Preformatted" style:family="paragraph" style:parent-style-name="Standard">
      <style:paragraph-properties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language-asian="zh" style:country-asian="TW" style:font-name-complex="Courier New" fo:hyphenate="true" fo:hyphenation-remain-char-count="2" fo:hyphenation-push-char-count="2"/>
    </style:style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WW-Absatz-Standardschriftart1" style:family="text"/>
    <style:style style:name="WW-Absatz-Standardschriftart11" style:family="text"/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902in" fo:margin-right="0.7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Belgium, Data Sources         Last modified: 11-Oct-2005</dc:title>
    <meta:initial-creator>lyang</meta:initial-creator>
    <meta:creation-date>2007-03-23T09:51:00</meta:creation-date>
    <dc:creator>Human Database</dc:creator>
    <dc:date>2012-01-09T13:46:01</dc:date>
    <meta:print-date>2112-12-31T23:00:00</meta:print-date>
    <meta:editing-cycles>4</meta:editing-cycles>
    <meta:editing-duration>PT00H54M06S</meta:editing-duration>
    <meta:document-statistic meta:table-count="0" meta:image-count="0" meta:object-count="0" meta:page-count="1" meta:paragraph-count="12" meta:word-count="136" meta:character-count="952"/>
    <meta:user-defined meta:name="Info 1"/>
    <meta:user-defined meta:name="Info 2"/>
    <meta:user-defined meta:name="Info 3"/>
    <meta:user-defined meta:name="Info 4"/>
  </office:meta>
</office:document-meta>
</file>